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cc34" officeooo:paragraph-rsid="0015cc34"/>
    </style:style>
    <style:style style:name="P2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2d3e50" style:font-name="Source Sans Pro" fo:font-size="10.5pt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trong_20_Emphasis"><text:span text:style-name="T1">Have a page /content/SlingProject/English/test.html which has resourceType SlingProject/components/page/basepage?</text:span></text:span></text:p>
      <text:p text:style-name="P2"><text:span text:style-name="Strong_20_Emphasis"><text:span text:style-name="T1">We have 4 script files at “SlingProject/components/page/basepage”:</text:span></text:span></text:p>
      <text:p text:style-name="P2"><text:span text:style-name="Strong_20_Emphasis"><text:span text:style-name="T1">1. basepage.html.jsp</text:span></text:span></text:p>
      <text:p text:style-name="P2"><text:span text:style-name="Strong_20_Emphasis"><text:span text:style-name="T1">2. basepage.jsp</text:span></text:span></text:p>
      <text:p text:style-name="P2"><text:span text:style-name="Strong_20_Emphasis"><text:span text:style-name="T1">3. html.jsp</text:span></text:span></text:p>
      <text:p text:style-name="P2"><text:span text:style-name="Strong_20_Emphasis"><text:span text:style-name="T1">4. GET.jsp</text:span></text:span></text:p>
      <text:p text:style-name="P1">Answer:</text:p>
      <text:p text:style-name="P1"/>
      <text:p text:style-name="P1">Script Resolution:</text:p>
      <text:p text:style-name="P1"/>
      <text:p text:style-name="P1">1--&gt; basepage.html.jsp</text:p>
      <text:p text:style-name="P1"><text:tab/>matching with basepage’s component name/ folder name and matching with extension <text:tab/><text:tab/>(html).</text:p>
      <text:p text:style-name="P1"/>
      <text:p text:style-name="P1">2--&gt;html.jsp</text:p>
      <text:p text:style-name="P1"><text:tab/>matching with extension.</text:p>
      <text:p text:style-name="P1"/>
      <text:p text:style-name="P1">3--&gt;basepage.jsp</text:p>
      <text:p text:style-name="P1"><text:tab/>matching with basepage’s component name/ folder name.</text:p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23:11:47.920921501</meta:creation-date>
    <dc:date>2019-04-14T23:19:23.883788728</dc:date>
    <meta:editing-duration>PT7M37S</meta:editing-duration>
    <meta:editing-cycles>1</meta:editing-cycles>
    <meta:document-statistic meta:table-count="0" meta:image-count="0" meta:object-count="0" meta:page-count="1" meta:paragraph-count="16" meta:word-count="55" meta:character-count="482" meta:non-whitespace-character-count="437"/>
    <meta:generator>LibreOffice/6.0.3.2$Linux_X86_64 LibreOffice_project/00m0$Build-2</meta:generator>
  </office:meta>
</office:document-meta>
</file>